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svg:stroke-width="0.051cm" svg:stroke-color="#e6e6e6"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ff00" draw:textarea-vertical-align="top" draw:auto-grow-height="false" fo:min-height="0.749cm" fo:min-width="0.499cm"/>
    </style:style>
    <style:style style:name="gr3" style:family="graphic" style:parent-style-name="standard">
      <style:graphic-properties draw:fill="solid" draw:fill-color="#00ff00" draw:textarea-horizontal-align="justify" draw:textarea-vertical-align="top" draw:auto-grow-height="false" fo:min-height="0cm" fo:min-width="0cm" fo:padding-top="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ff00" draw:textarea-horizontal-align="justify" draw:textarea-vertical-align="middle" draw:auto-grow-height="false" fo:min-height="0cm" fo:min-width="0cm"/>
    </style:style>
    <style:style style:name="gr1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1"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2" style:family="graphic" style:parent-style-name="standard">
      <style:graphic-properties draw:fill="solid" draw:fill-color="#ff3333" draw:textarea-vertical-align="middle" draw:auto-grow-height="false" fo:min-height="0.749cm" fo:min-width="0.499cm"/>
    </style:style>
    <style:style style:name="gr13"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d8ffd8" draw:textarea-horizontal-align="justify" draw:textarea-vertical-align="middle" draw:auto-grow-height="false" fo:min-height="0cm" fo:min-width="0cm"/>
    </style:style>
    <style:style style:name="gr16" style:family="graphic" style:parent-style-name="standard">
      <style:graphic-properties draw:fill="solid" draw:fill-color="#ccffff" draw:textarea-horizontal-align="justify" draw:textarea-vertical-align="middle" draw:auto-grow-height="false" fo:min-height="0cm" fo:min-width="0cm"/>
    </style:style>
    <style:style style:name="gr17" style:family="graphic" style:parent-style-name="standard">
      <style:graphic-properties draw:fill="solid" draw:fill-color="#99ccff" draw:textarea-horizontal-align="justify" draw:textarea-vertical-align="middle" draw:auto-grow-height="false" fo:min-height="0cm" fo:min-width="0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0" style:family="graphic" style:parent-style-name="standard">
      <style:graphic-properties draw:fill="solid" draw:fill-color="#ffff00"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00"/>
    </style:style>
    <style:style style:name="P4" style:family="paragraph">
      <style:paragraph-properties fo:margin-left="0cm" fo:margin-right="0cm" fo:text-align="center" fo:text-indent="0cm"/>
      <style:text-properties fo:font-size="14pt"/>
    </style:style>
    <style:style style:name="P5" style:family="paragraph">
      <style:paragraph-properties fo:margin-left="0cm" fo:margin-right="0cm" fo:text-align="center" fo:text-indent="0cm"/>
      <style:text-properties fo:color="#ffff00" fo:font-size="2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c0c0c0" fo:font-size="9pt"/>
    </style:style>
    <style:style style:name="P8" style:family="paragraph">
      <style:paragraph-properties fo:margin-left="0cm" fo:margin-right="0cm" fo:text-indent="0cm"/>
      <style:text-properties fo:color="#c0c0c0"/>
    </style:style>
    <style:style style:name="P9" style:family="paragraph">
      <style:paragraph-properties fo:margin-left="0cm" fo:margin-right="0cm" fo:text-align="center" fo:text-indent="0cm"/>
      <style:text-properties fo:font-size="9pt"/>
    </style:style>
    <style:style style:name="P10" style:family="paragraph">
      <style:paragraph-properties fo:margin-left="0cm" fo:margin-right="0cm" fo:text-align="center" fo:text-indent="0cm"/>
      <style:text-properties fo:color="#ffff00" fo:font-size="9pt"/>
    </style:style>
    <style:style style:name="T1" style:family="text">
      <style:text-properties fo:color="#ffff00"/>
    </style:style>
    <style:style style:name="T2" style:family="text">
      <style:text-properties fo:font-size="14pt"/>
    </style:style>
    <style:style style:name="T3" style:family="text">
      <style:text-properties fo:color="#ffff00" fo:font-size="2pt"/>
    </style:style>
    <style:style style:name="T4" style:family="text">
      <style:text-properties fo:color="#c0c0c0" fo:font-size="9pt"/>
    </style:style>
    <style:style style:name="T5" style:family="text">
      <style:text-properties fo:color="#c0c0c0"/>
    </style:style>
    <style:style style:name="T6" style:family="text">
      <style:text-properties fo:font-size="9pt"/>
    </style:style>
    <style:style style:name="T7" style:family="text">
      <style:text-properties fo:font-size="10pt"/>
    </style:style>
    <style:style style:name="T8" style:family="text">
      <style:text-properties fo:color="#ffff0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path draw:style-name="gr1" draw:text-style-name="P1" draw:layer="layout" svg:width="2.062cm" svg:height="3.263cm" svg:x="9.283cm" svg:y="5.696cm" svg:viewBox="0 0 2063 3264" svg:d="m0 0c1882 1021 2062 3263 2062 3263">
          <text:p text:style-name="P6"/>
        </draw:path>
        <draw:custom-shape draw:style-name="gr2" draw:text-style-name="P2" draw:layer="layout" svg:width="11.809cm" svg:height="6.566cm" svg:x="13.567cm" svg:y="4.099cm">
          <text:p text:style-name="P2"/>
          <text:p text:style-name="P2">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layer="layout" svg:width="9.606cm" svg:height="2.864cm" svg:x="1.09cm" svg:y="0.711cm">
          <text:p text:style-name="P2">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298cm" svg:height="1.888cm" svg:x="12.113cm" svg:y="7.42cm">
          <text:p text:style-name="P2"><text:span text:style-name="T1">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645cm" svg:height="1.552cm" svg:x="16.134cm" svg:y="6.584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 draw:layer="layout" svg:width="4.654cm" svg:height="1.838cm" svg:x="16.788cm" svg:y="8.248cm">
          <text:p text:style-name="P6"/>
          <draw:enhanced-geometry svg:viewBox="0 0 21600 21600" draw:type="rectangle" draw:enhanced-path="M 0 0 L 21600 0 21600 21600 0 21600 0 0 Z N"/>
        </draw:custom-shape>
        <draw:custom-shape draw:style-name="gr6" draw:text-style-name="P1" draw:layer="layout" svg:width="2.775cm" svg:height="1.762cm" svg:x="21.44cm" svg:y="5.875cm">
          <text:p text:style-name="P6"/>
          <draw:enhanced-geometry svg:viewBox="0 0 21600 21600" draw:type="rectangle" draw:enhanced-path="M 0 0 L 21600 0 21600 21600 0 21600 0 0 Z N"/>
        </draw:custom-shape>
        <draw:custom-shape draw:style-name="gr6" draw:text-style-name="P1" draw:layer="layout" svg:width="2.775cm" svg:height="1.762cm" svg:x="21.164cm" svg:y="6.057cm">
          <text:p text:style-name="P6"/>
          <draw:enhanced-geometry svg:viewBox="0 0 21600 21600" draw:type="rectangle" draw:enhanced-path="M 0 0 L 21600 0 21600 21600 0 21600 0 0 Z N"/>
        </draw:custom-shape>
        <draw:custom-shape draw:style-name="gr7" draw:text-style-name="P4" draw:layer="layout" svg:width="2.775cm" svg:height="1.762cm" svg:x="20.888cm" svg:y="6.239cm">
          <text:p text:style-name="P2"><text:span text:style-name="T2">Non-glide</text:span></text:p>
          <text:p text:style-name="P2"><text:span text:style-name="T2">Grid jobs</text:span></text:p>
          <draw:enhanced-geometry svg:viewBox="0 0 21600 21600" draw:type="rectangle" draw:enhanced-path="M 0 0 L 21600 0 21600 21600 0 21600 0 0 Z N"/>
        </draw:custom-shape>
        <draw:line draw:style-name="gr8" draw:text-style-name="P1" draw:layer="layout" svg:x1="17.854cm" svg:y1="7.083cm" svg:x2="20.791cm" svg:y2="6.815cm">
          <text:p text:style-name="P6"/>
        </draw:line>
        <draw:custom-shape draw:style-name="gr9" draw:text-style-name="P2" draw:layer="layout" svg:width="4.164cm" svg:height="1.023cm" svg:x="16.998cm" svg:y="8.346cm">
          <text:p text:style-name="P2">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3.365cm" svg:y1="3.311cm" svg:x2="3.814cm" svg:y2="5.091cm">
          <text:p text:style-name="P6"/>
        </draw:line>
        <draw:line draw:style-name="gr8" draw:text-style-name="P1" draw:layer="layout" svg:x1="17.857cm" svg:y1="7.683cm" svg:x2="18.937cm" svg:y2="8.304cm">
          <text:p text:style-name="P6"/>
        </draw:line>
        <draw:line draw:style-name="gr11" draw:text-style-name="P1" draw:layer="layout" svg:x1="10.113cm" svg:y1="8.717cm" svg:x2="12.026cm" svg:y2="8.478cm">
          <text:p text:style-name="P6"/>
        </draw:line>
        <draw:custom-shape draw:style-name="gr12" draw:text-style-name="P5" draw:layer="layout" svg:width="0.305cm" svg:height="0.305cm" svg:x="16.624cm" svg:y="7.133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3" draw:text-style-name="P1" draw:layer="layout" svg:x1="5.795cm" svg:y1="5.11cm" svg:x2="6.608cm" svg:y2="3.381cm">
          <text:p text:style-name="P6"/>
        </draw:line>
        <draw:frame draw:style-name="gr14" draw:text-style-name="P7" draw:layer="layout" svg:width="0.68cm" svg:height="0.725cm" svg:x="17.465cm" svg:y="7.627cm">
          <draw:text-box>
            <text:p text:style-name="P6"><text:span text:style-name="T4">6</text:span></text:p>
          </draw:text-box>
        </draw:frame>
        <draw:frame draw:style-name="gr14" draw:text-style-name="P8" draw:layer="layout" svg:width="0.853cm" svg:height="1.195cm" svg:x="6.147cm" svg:y="3.869cm">
          <draw:text-box>
            <text:p text:style-name="P6"><text:span text:style-name="T5">1</text:span></text:p>
          </draw:text-box>
        </draw:frame>
        <draw:custom-shape draw:style-name="gr15" draw:text-style-name="P9" draw:layer="layout" svg:width="3.601cm" svg:height="1.577cm" svg:x="1.839cm" svg:y="1.756cm">
          <text:p text:style-name="P2"><text:span text:style-name="T6">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9" draw:layer="layout" svg:width="3.601cm" svg:height="1.577cm" svg:x="6.126cm" svg:y="1.776cm">
          <text:p text:style-name="P2"><text:span text:style-name="T6">Factory ad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2" draw:layer="layout" svg:width="5.547cm" svg:height="1.964cm" svg:x="2.23cm" svg:y="5.165cm">
          <text:p text:style-name="P2">Glidein Factor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2" draw:layer="layout" svg:width="5.509cm" svg:height="2.309cm" svg:x="4.612cm" svg:y="7.914cm">
            <text:p text:style-name="P2">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1.919cm" svg:height="1.592cm" svg:x="7.908cm" svg:y="8.322cm">
            <text:p text:style-name="P2"><text:span text:style-name="T7">Startd</text:span></text:p>
            <text:p text:style-name="P2"><text:span text:style-name="T7">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13" draw:text-style-name="P1" draw:layer="layout" svg:x1="4.767cm" svg:y1="7.203cm" svg:x2="5.683cm" svg:y2="7.783cm">
          <text:p text:style-name="P6"/>
        </draw:line>
        <draw:line draw:style-name="gr13" draw:text-style-name="P1" draw:layer="layout" svg:x1="5.367cm" svg:y1="7.203cm" svg:x2="6.283cm" svg:y2="7.783cm">
          <text:p text:style-name="P6"/>
        </draw:line>
        <draw:line draw:style-name="gr13" draw:text-style-name="P1" draw:layer="layout" svg:x1="5.967cm" svg:y1="7.203cm" svg:x2="6.883cm" svg:y2="7.783cm">
          <text:p text:style-name="P6"/>
        </draw:line>
        <draw:frame draw:style-name="gr14" draw:text-style-name="P8" draw:layer="layout" svg:width="0.853cm" svg:height="1.195cm" svg:x="0.802cm" svg:y="3.526cm">
          <draw:text-box>
            <text:p text:style-name="P6"><text:span text:style-name="T5">2</text:span></text:p>
          </draw:text-box>
        </draw:frame>
        <draw:frame draw:style-name="gr14" draw:text-style-name="P8" draw:layer="layout" svg:width="0.853cm" svg:height="1.195cm" svg:x="3.856cm" svg:y="6.976cm">
          <draw:text-box>
            <text:p text:style-name="P6"><text:span text:style-name="T5">4</text:span></text:p>
          </draw:text-box>
        </draw:frame>
        <draw:line draw:style-name="gr19" draw:text-style-name="P1" draw:layer="layout" svg:x1="0.711cm" svg:y1="3.987cm" svg:x2="1.87cm" svg:y2="3.333cm">
          <text:p text:style-name="P6"/>
        </draw:line>
        <draw:line draw:style-name="gr8" draw:text-style-name="P1" draw:layer="layout" svg:x1="17.855cm" svg:y1="7.283cm" svg:x2="20.792cm" svg:y2="7.015cm">
          <text:p text:style-name="P6"/>
        </draw:line>
        <draw:line draw:style-name="gr8" draw:text-style-name="P1" draw:layer="layout" svg:x1="17.856cm" svg:y1="7.483cm" svg:x2="20.793cm" svg:y2="7.215cm">
          <text:p text:style-name="P6"/>
        </draw:line>
        <draw:line draw:style-name="gr19" draw:text-style-name="P1" draw:layer="layout" svg:x1="16.91cm" svg:y1="9.197cm" svg:x2="10.723cm" svg:y2="10.667cm">
          <text:p text:style-name="P6"/>
        </draw:line>
        <draw:custom-shape draw:style-name="gr20" draw:text-style-name="P2" draw:layer="layout" svg:width="5.382cm" svg:height="2.915cm" svg:x="12.608cm" svg:y="0.934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11.914cm" svg:y="2.647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13.855cm" svg:y="2.322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14.027cm" svg:y="2.684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custom-shape draw:style-name="gr20" draw:text-style-name="P2" draw:layer="layout" svg:width="5.382cm" svg:height="2.915cm" svg:x="18.894cm" svg:y="0.935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18.2cm" svg:y="2.648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20.141cm" svg:y="2.323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20.313cm" svg:y="2.685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1" draw:text-style-name="P1" draw:layer="layout" svg:x1="8.243cm" svg:y1="7.898cm" svg:x2="11.955cm" svg:y2="3.574cm">
          <text:p text:style-name="P6"/>
        </draw:line>
        <draw:line draw:style-name="gr11" draw:text-style-name="P1" draw:layer="layout" svg:x1="8.944cm" svg:y1="7.898cm" svg:x2="18.107cm" svg:y2="3.293cm">
          <text:p text:style-name="P6"/>
        </draw:line>
        <draw:frame draw:style-name="gr14" draw:text-style-name="P8" draw:layer="layout" svg:width="0.853cm" svg:height="1.195cm" svg:x="2.576cm" svg:y="3.614cm">
          <draw:text-box>
            <text:p text:style-name="P6"><text:span text:style-name="T5">3</text:span></text:p>
          </draw:text-box>
        </draw:frame>
        <draw:frame draw:style-name="gr14" draw:text-style-name="P8" draw:layer="layout" svg:width="0.853cm" svg:height="1.195cm" svg:x="10.582cm" svg:y="6.516cm">
          <draw:text-box>
            <text:p text:style-name="P6"><text:span text:style-name="T5">5</text:span></text:p>
          </draw:text-box>
        </draw:frame>
        <draw:frame draw:style-name="gr14" draw:text-style-name="P8" draw:layer="layout" svg:width="0.853cm" svg:height="1.195cm" svg:x="13.866cm" svg:y="9.74cm">
          <draw:text-box>
            <text:p text:style-name="P6"><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6.162cm" fo:page-height="11.43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12-06T10:10:39</dc:date>
    <dc:language>en-US</dc:language>
    <meta:editing-cycles>13</meta:editing-cycles>
    <meta:editing-duration>PT18H31M51S</meta:editing-duration>
    <meta:user-defined meta:name="Info 1"/>
    <meta:user-defined meta:name="Info 2"/>
    <meta:user-defined meta:name="Info 3"/>
    <meta:user-defined meta:name="Info 4"/>
    <meta:document-statistic meta:object-count="46"/>
  </office:meta>
</office:document-meta>
</file>